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fo:font-weight="bold" officeooo:rsid="000eb388" officeooo:paragraph-rsid="000eb388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fadae" officeooo:paragraph-rsid="000fada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fadae" officeooo:paragraph-rsid="000fadae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abf6" officeooo:paragraph-rsid="0011abf6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32978" officeooo:paragraph-rsid="00132978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045c" officeooo:paragraph-rsid="0016045c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045c" officeooo:paragraph-rsid="0019b338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7161f" officeooo:paragraph-rsid="0017161f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db59" officeooo:paragraph-rsid="001bdb59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d8c41" officeooo:paragraph-rsid="001d8c41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32978" officeooo:paragraph-rsid="00132978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b132" style:font-style-asian="italic" style:font-style-complex="italic"/>
    </style:style>
    <style:style style:name="T3" style:family="text">
      <style:text-properties officeooo:rsid="00145ef3"/>
    </style:style>
    <style:style style:name="T4" style:family="text">
      <style:text-properties officeooo:rsid="0016045c"/>
    </style:style>
    <style:style style:name="T5" style:family="text">
      <style:text-properties officeooo:rsid="001907d8"/>
    </style:style>
    <style:style style:name="T6" style:family="text">
      <style:text-properties officeooo:rsid="001db13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al Meeting 29/03/19</text:p>
      <text:p text:style-name="P1"/>
      <text:list xml:id="list6950330820658752595" text:style-name="L1">
        <text:list-item>
          <text:p text:style-name="P2">Keywords</text:p>
          <text:list>
            <text:list-item>
              <text:p text:style-name="P4">Machine learning</text:p>
            </text:list-item>
            <text:list-item>
              <text:p text:style-name="P9">Acoustic monitoring</text:p>
            </text:list-item>
            <text:list-item>
              <text:p text:style-name="P10">Gunshot detection</text:p>
            </text:list-item>
          </text:list>
          <text:p text:style-name="P2"/>
          <text:p text:style-name="P2"/>
        </text:list-item>
        <text:list-item>
          <text:p text:style-name="P2">Introduction to project and proposed ideas</text:p>
          <text:list>
            <text:list-item>
              <text:p text:style-name="P4">Working title: “<text:span text:style-name="T2">Using</text:span><text:span text:style-name="T1"> </text:span><text:span text:style-name="T2">acoustic monitoring and </text:span><text:span text:style-name="T1">machine learning to automate the detection of illegal logging and hunting in Costa Rica”</text:span></text:p>
            </text:list-item>
            <text:list-item>
              <text:p text:style-name="P11">Dog barking from hunting and locals known to feed them sp<text:span text:style-name="T3">i</text:span>der monkeys</text:p>
            </text:list-item>
          </text:list>
        </text:list-item>
      </text:list>
      <text:p text:style-name="P3"/>
      <text:list xml:id="list51819614671768" text:continue-numbering="true" text:style-name="L1">
        <text:list-header>
          <text:p text:style-name="P2"/>
        </text:list-header>
        <text:list-item>
          <text:p text:style-name="P2">Proposed methods</text:p>
          <text:list>
            <text:list-item>
              <text:p text:style-name="P5">Languages/software to use</text:p>
            </text:list-item>
            <text:list-item>
              <text:p text:style-name="P5">Training data available (audiomasts in Belize) <text:span text:style-name="T4">for gunshots, need some for chainsaws and dog barks</text:span></text:p>
            </text:list-item>
            <text:list-item>
              <text:p text:style-name="P6">HPC possibly required, terrabytes of data</text:p>
            </text:list-item>
          </text:list>
          <text:p text:style-name="P2"/>
        </text:list-item>
      </text:list>
      <text:p text:style-name="P3"/>
      <text:list xml:id="list51818802099076" text:continue-numbering="true" text:style-name="L1">
        <text:list-item>
          <text:p text:style-name="P2">Anticipated outcomes</text:p>
        </text:list-item>
      </text:list>
      <text:p text:style-name="P3"/>
      <text:p text:style-name="P3"/>
      <text:list xml:id="list51819097269164" text:continue-numbering="true" text:style-name="L1">
        <text:list-item>
          <text:p text:style-name="P8">Project feasibility <text:span text:style-name="T5">(timelines of tasks, incl a Gantt chart)</text:span></text:p>
          <text:list>
            <text:list-item>
              <text:p text:style-name="P7">Chainsaw noises could be mistaken for cars/motorbikes etc. Could potentially be separated out by training algorithm what NOT to look for, use of tree falling sound after may help</text:p>
            </text:list-item>
            <text:list-item>
              <text:p text:style-name="P7">Could be issues identifying reason for dog presence (not necessarily illegal)</text:p>
            </text:list-item>
          </text:list>
          <text:p text:style-name="P2"/>
          <text:p text:style-name="P2"/>
        </text:list-item>
        <text:list-item>
          <text:p text:style-name="P2">Itemized budget</text:p>
          <text:list>
            <text:list-item>
              <text:p text:style-name="P2">?</text:p>
            </text:list-item>
          </text:list>
          <text:p text:style-name="P2"/>
          <text:p text:style-name="P2"/>
        </text:list-item>
        <text:list-item>
          <text:p text:style-name="P2">References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2:45:34.431165225</meta:creation-date>
    <meta:generator>LibreOffice/5.1.6.2$Linux_X86_64 LibreOffice_project/10m0$Build-2</meta:generator>
    <dc:date>2019-04-01T05:18:17.995089628</dc:date>
    <meta:editing-duration>PT2H21M52S</meta:editing-duration>
    <meta:editing-cycles>13</meta:editing-cycles>
    <meta:document-statistic meta:table-count="0" meta:image-count="0" meta:object-count="0" meta:page-count="1" meta:paragraph-count="19" meta:word-count="147" meta:character-count="914" meta:non-whitespace-character-count="804"/>
  </office:meta>
</office:document-meta>
</file>